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3408" calcext:value-type="float">
            <text:p>132.4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712" calcext:value-type="float">
            <text:p>129.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4072" calcext:value-type="float">
            <text:p>106.4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0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0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0032" calcext:value-type="float">
            <text:p>112.2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200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7648" calcext:value-type="float">
            <text:p>101.57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728" calcext:value-type="float">
            <text:p>100.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9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652" calcext:value-type="float">
            <text:p>101.6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8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8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4792" calcext:value-type="float">
            <text:p>93.2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8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18" calcext:value-type="float">
            <text:p>90.6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8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60201</text:p>
          </table:table-cell>
          <table:table-cell office:value-type="string" calcext:value-type="string">
            <text:p>197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356" calcext:value-type="float">
            <text:p>93.2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